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elle4" style:family="table">
      <style:table-properties style:width="7.3in" table:align="margins"/>
    </style:style>
    <style:style style:name="Tabelle4.A" style:family="table-column">
      <style:table-column-properties style:column-width="6.4889in" style:rel-column-width="58251*"/>
    </style:style>
    <style:style style:name="Tabelle4.B" style:family="table-column">
      <style:table-column-properties style:column-width="0.8111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7.3in" table:align="margins"/>
    </style:style>
    <style:style style:name="Table1.A" style:family="table-column">
      <style:table-column-properties style:column-width="6.4889in" style:rel-column-width="58251*"/>
    </style:style>
    <style:style style:name="Table1.B" style:family="table-column">
      <style:table-column-properties style:column-width="0.8111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7.3in" table:align="margins"/>
    </style:style>
    <style:style style:name="Table2.A" style:family="table-column">
      <style:table-column-properties style:column-width="6.4889in" style:rel-column-width="58251*"/>
    </style:style>
    <style:style style:name="Table2.B" style:family="table-column">
      <style:table-column-properties style:column-width="0.8111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7.3in" table:align="margins"/>
    </style:style>
    <style:style style:name="Table3.A" style:family="table-column">
      <style:table-column-properties style:column-width="6.4889in" style:rel-column-width="58251*"/>
    </style:style>
    <style:style style:name="Table3.B" style:family="table-column">
      <style:table-column-properties style:column-width="0.8111in" style:rel-column-width="7284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text-properties style:font-name="Arial2" style:font-name-asian="Arial2" style:font-name-complex="Arial2"/>
    </style:style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style:font-name="Arial2" style:font-name-asian="Arial2" style:font-name-complex="Arial2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siness Markups</text:p>
      <text:p text:style-name="Subtitle">Don Peterson <text:s/>6 Feb 2011, revised 26 Aug 2012</text:p>
      <text:p text:style-name="Subtitle"><text:a xlink:type="simple" xlink:href="mailto:someonesdad1@gmail.com">someonesdad1@gmail.com</text:a> <text:s/></text:p>
      <text:p text:style-name="Subtitle"/>
      <text:p text:style-name="Text_20_body">When I was a boy, I worked in my father's boat store. <text:s/>I remember a discussion with my dad once about how the cost of a boat needs to be marked up an amount larger than the profit you wanted to make. <text:s/>When I asked my dad about it, he just referred me to a table that businessmen used (i.e., he wouldn't explain it).</text:p>
      <text:p text:style-name="Text_20_body">Here's an example. <text:s/>Suppose you are a businessman and you buy an item for $2. <text:s/>You want to make a profit of 30% on the item. <text:s/>What should the selling price be?</text:p>
      <text:p text:style-name="Text_20_body">The naive approach would be to just add 30% to the cost, but that's clearly wrong. <text:s/>The reason is that profit is always calculated on the selling price, but markup is calculated on the cost. <text:s/>Thus, you're doing percentages with different bases.</text:p>
      <text:p text:style-name="Text_20_body">In later years, I worked out the formula for this because I wondered where the table came from. <text:s/>It's not hard to derive and is so fundamental to buying and selling, I'll give the derivation here. <text:s/>You may be surprised to see it's just simple algebra that you learned in your freshman year of high school.</text:p>
      <text:p text:style-name="Text_20_body">Let's use the following symbols:</text:p>
      <text:p text:style-name="Where">C = cost of an item</text:p>
      <text:p text:style-name="Where">S = selling price of an item</text:p>
      <text:p text:style-name="Where">P = profit, usually given as a fraction of the selling price</text:p>
      <text:p text:style-name="Where_20_end">M = markup, usually given as a fraction of the cost</text:p>
      <text:p text:style-name="Text_20_body">With these definitions, we have the two fundamental equations (really, they're just the definitions of these quantities)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3" draw:name="Objekt4" text:anchor-type="as-char" svg:width="0.9409in" svg:height="0.175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draw:frame draw:style-name="fr3" draw:name="Object2" text:anchor-type="as-char" svg:width="0.9154in" svg:height="0.175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What we want is the relationship between M and P. <text:s/>To get this, substitute the expression for S from equation <text:sequence-ref text:reference-format="text" text:ref-name="refText0">(1)</text:sequence-ref> into equation <text:sequence-ref text:reference-format="text" text:ref-name="refText1">(2)</text:sequence-ref></text:p>
      <text:p text:style-name="Equation"><draw:frame draw:style-name="fr3" draw:name="Object1" text:anchor-type="as-char" svg:width="1.4165in" svg:height="0.175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C's cancel out from each side to yield</text:p>
      <text:p text:style-name="Equation"><draw:frame draw:style-name="fr3" draw:name="Object3" text:anchor-type="as-char" svg:width="1.5291in" svg:height="1.11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Text_20_body">where I have written each step out to make it easier to follow (if you're confused by the last step, I just divided both the numerator and denominator by M). <text:s/>Since we know neither P nor <draw:frame draw:style-name="fr3" draw:name="Object8" text:anchor-type="as-char" svg:width="0.3984in" svg:height="0.3654in" draw:z-index="11"><draw:object xlink:href="./Object 9" xlink:type="simple" xlink:show="embed" xlink:actuate="onLoad"/><draw:image xlink:href="./ObjectReplacements/Object 9" xlink:type="simple" xlink:show="embed" xlink:actuate="onLoad"/></draw:frame> will be zero, we can take the inverse of each side to get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<draw:frame draw:style-name="fr3" draw:name="Object4" text:anchor-type="as-char" svg:width="2.9807in" svg:height="0.46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This is the fundamental equation relating profit P based on selling price and markup M based on cost. <text:s/>I suggest you memorize either of these equations.</text:p>
      <text:p text:style-name="Text_20_body">If you solve equation <text:sequence-ref text:reference-format="text" text:ref-name="refText2">(3)</text:sequence-ref> for M in terms of P, you'll have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"><draw:frame draw:style-name="fr3" draw:name="Object5" text:anchor-type="as-char" svg:width="2.9807in" svg:height="0.461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3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Let's look at some examples. <text:s/>Suppose we want 25% profit on selling price. <text:s/>This means <draw:frame draw:style-name="fr4" draw:name="Object6" text:anchor-type="as-char" svg:y="-0.222in" svg:width="0.9689in" svg:height="0.3654in" draw:z-index="5"><draw:object xlink:href="./Object 7" xlink:type="simple" xlink:show="embed" xlink:actuate="onLoad"/><draw:image xlink:href="./ObjectReplacements/Object 7" xlink:type="simple" xlink:show="embed" xlink:actuate="onLoad"/></draw:frame>. <text:s/>Putting that in equation <text:sequence-ref text:reference-format="text" text:ref-name="refText3">(4)</text:sequence-ref>, we get M = 1/3 or 33%.</text:p>
      <text:p text:style-name="Text_20_body">Check that result with a real example. <text:s/>Suppose I buy an item for $6. <text:s/>I thus need to add 1/3 of this to the cost to get the selling price to make 25% profit. <text:s/>Thus, the selling price is $8 and the profit is $2, which is 25% of the selling price. <text:s/>Yep, it works.</text:p>
      <text:p text:style-name="Text_20_body">Suppose we want 100% profit. <text:s/>Putting that in equation <text:sequence-ref text:reference-format="text" text:ref-name="refText3">(4)</text:sequence-ref> yields <draw:frame draw:style-name="fr3" draw:name="Object7" text:anchor-type="as-char" svg:width="0.4752in" svg:height="0.3654in" draw:z-index="7"><draw:object xlink:href="./Object 8" xlink:type="simple" xlink:show="embed" xlink:actuate="onLoad"/><draw:image xlink:href="./ObjectReplacements/Object 8" xlink:type="simple" xlink:show="embed" xlink:actuate="onLoad"/></draw:frame>. <text:s/>Thus, we'd have to make the markup infinitely large to make everything profit, so that gives a sensible bound.</text:p>
      <text:p text:style-name="Text_20_body">My father's business used tables for this, but I've seen various tools over the years for it. <text:s/>One popular one was a circular slide rule where you set the profit you wanted against the cost and read off the selling price. <text:s/></text:p>
      <text:p text:style-name="Text_20_body">But now that you know the formula and you'll often have a calculator handy, there's no need for any other tools. <text:s/>See, that algebra you slept through is occasionally useful! <text:span text:style-name="T1">☺</text:span></text:p>
      <text:p text:style-name="P3">Here's a plot of the relationship:</text:p>
      <text:p text:style-name="P3"><draw:frame draw:style-name="fr1" draw:name="graphics2" text:anchor-type="paragraph" svg:width="6.8in" svg:height="5.1in" draw:z-index="8"><draw:image xlink:href="../pictures/markup.png" xlink:type="simple" xlink:show="embed" xlink:actuate="onLoad"/></draw:frame></text:p>
      <text:h text:style-name="Heading_20_2" text:outline-level="2">Multipliers</text:h>
      <text:p text:style-name="Text_20_body">At a company I used to work at, it was common to talk about the multiplier of a product, as this quickly gave one a feel for the success of product development's and marketing's efforts in bringing the product <text:soft-page-break/>to market. <text:s/>This was a number <draw:frame draw:style-name="fr3" draw:name="Object12" text:anchor-type="as-char" svg:width="0.1299in" svg:height="0.1701in" draw:z-index="13"><draw:object xlink:href="./Object 13" xlink:type="simple" xlink:show="embed" xlink:actuate="onLoad"/><draw:image xlink:href="./ObjectReplacements/Object 13" xlink:type="simple" xlink:show="embed" xlink:actuate="onLoad"/></draw:frame> where</text:p>
      <text:p text:style-name="Equation"><draw:frame draw:style-name="fr3" draw:name="Object9" text:anchor-type="as-char" svg:width="0.4717in" svg:height="0.3638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In other words, it was the ratio of selling price to cost. <text:s/>Preferred products had large multipliers; sometimes they could be 5 or higher; I remember one product had a multiplier of nearly 50!</text:p>
      <text:p text:style-name="Text_20_body">We can quickly derive what the profit <text:span text:style-name="T2">P</text:span> is given this definition of <text:span text:style-name="T2">m</text:span> by substituting <draw:frame draw:style-name="fr3" draw:name="Object10" text:anchor-type="as-char" svg:width="0.5382in" svg:height="0.1709in" draw:z-index="14"><draw:object xlink:href="./Object 11" xlink:type="simple" xlink:show="embed" xlink:actuate="onLoad"/><draw:image xlink:href="./ObjectReplacements/Object 11" xlink:type="simple" xlink:show="embed" xlink:actuate="onLoad"/></draw:frame> in equation <text:sequence-ref text:reference-format="text" text:ref-name="refText1">(2)</text:sequence-ref>; the result is</text:p>
      <text:p text:style-name="Equation"><draw:frame draw:style-name="fr3" draw:name="Object11" text:anchor-type="as-char" svg:width="0.8791in" svg:height="1.1083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If you use multipliers, this could be worth memorizing. <text:s/>You can see that you approach 100% profit as <draw:frame draw:style-name="fr3" draw:name="Object14" text:anchor-type="as-char" svg:width="0.1299in" svg:height="0.1701in" draw:z-index="15"><draw:object xlink:href="./Object 15" xlink:type="simple" xlink:show="embed" xlink:actuate="onLoad"/><draw:image xlink:href="./ObjectReplacements/Object 15" xlink:type="simple" xlink:show="embed" xlink:actuate="onLoad"/></draw:frame> grows without bound. <text:s/>Here's a plot that shows the behavior:</text:p>
      <text:p text:style-name="Text_20_body"><draw:frame draw:style-name="fr2" draw:name="graphics1" text:anchor-type="paragraph" svg:x="0.5in" svg:y="0.0437in" svg:width="6in" svg:height="4.5in" draw:z-index="6"><draw:image xlink:href="../pictures/multiplier.png" xlink:type="simple" xlink:show="embed" xlink:actuate="onLoad"/></draw:frame>Many retail outlets have to work with profits on the order of 1/3 (or less) to be competitive and survive (I've read that the car manufacturers have to live with profits of a few percent!). <text:s/>You can see that their multiplier at this level is 1.5 (and, you can immediately see that means a markup of 50%). <text:s/>That product with a multiplier of 50 had a profit of 98%. <text:s/>Of course, before you get the idea that this was a gouging operation, you need to realize that the reported cost was a manufacturing cost and didn't include the cost of product development, research, and licensing fees. <text:s/>These costs were significant for this family of products, as the actual product delivered was a ROM chip on a PC board with an edge connector, all encased in plastic. <text:s/></text:p>
      <text:p text:style-name="Text_20_body">I would assume the majority of retail outlets that have significant competition operate in the multiplier range of 1 to 2. <text:s/>It's very nice when you have a unique product or where it's protected by patents, as you <text:soft-page-break/>can use significantly higher multipliers.</text:p>
      <text:h text:style-name="Heading_20_2" text:outline-level="2">Slide rule calculations</text:h>
      <text:p text:style-name="Text_20_body">You can buy dedicated slide rules to perform these markup and profit calculations and they are handy for a business. <text:s/>However, these calculations are also easily done with a regular slide rule and this method is typically faster than using a calculator. <text:s/>If the usual 3 significant figures in the answer from a slide rule are suitable, then this is all you need. <text:s/>Here's an example with a cheap Sterling plastic slide rule. <text:s/></text:p>
      <text:p text:style-name="Text_20_body">Suppose I decide to mark something up by 80%. <text:s/>What's my profit? <text:s/>Equation <text:sequence-ref text:reference-format="text" text:ref-name="refText2">(3)</text:sequence-ref> is </text:p>
      <text:p text:style-name="Equation"><draw:frame draw:style-name="fr3" draw:name="Object15" text:anchor-type="as-char" svg:width="0.7272in" svg:height="0.363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Text_20_body">which shows us how to solve it with a slide rule: <text:s/>put M on the C scale and 1+M on the D scale. <text:s/>Then read P on the C scale opposite the 1 on the D scale. <text:s/>Thus, I put 80 on the C scale opposite 180 on the D scale and read 44.5% profit on C opposite the 1 on the D scale.</text:p>
      <text:p text:style-name="Text_20_body">Note it's easier to work with percentages because then it's more likely we'll do integer arithmetic and can do it in our heads more easily. <text:s/>The slide rule just works with the significand anyway.</text:p>
      <text:p text:style-name="Text_20_body">Solving equation <text:sequence-ref text:reference-format="text" text:ref-name="refText3">(4)</text:sequence-ref> for a required markup is just as easy. <text:s/>If I want 40% profit, to find the markup, I set 40 on the C scale and <draw:frame draw:style-name="fr3" draw:name="Object17" text:anchor-type="as-char" svg:width="0.9161in" svg:height="0.1701in" draw:z-index="18"><draw:object xlink:href="./Object 18" xlink:type="simple" xlink:show="embed" xlink:actuate="onLoad"/><draw:image xlink:href="./ObjectReplacements/Object 18" xlink:type="simple" xlink:show="embed" xlink:actuate="onLoad"/></draw:frame> on the D scale. <text:s/>Opposite the 1 on the D scale I read 66.6%. <text:s/>In other words, marking up by 2/3 gives 40% profit, as you can quickly see from equation <text:sequence-ref text:reference-format="text" text:ref-name="refText2">(3)</text:sequence-ref></text:p>
      <text:p text:style-name="Equation"><draw:frame draw:style-name="fr3" draw:name="Object16" text:anchor-type="as-char" svg:width="1.8866in" svg:height="0.4008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class="text">
      <style:paragraph-properties fo:margin-top="0in" fo:margin-bottom="0.0799in"/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kup</dc:title>
    <meta:creation-date>2010-08-22T09:46:47</meta:creation-date>
    <meta:editing-cycles>29</meta:editing-cycles>
    <meta:editing-duration>PT02H08M40S</meta:editing-duration>
    <meta:generator>OpenOffice.org/3.2$Win32 OpenOffice.org_project/320m18$Build-9502</meta:generator>
    <dc:date>2013-07-13T16:35:38.43</dc:date>
    <meta:document-statistic meta:table-count="4" meta:image-count="2" meta:object-count="17" meta:page-count="4" meta:paragraph-count="51" meta:word-count="1140" meta:character-count="6113"/>
    <dc:creator>dp </dc:creator>
    <meta:user-defined meta:name="Info 1"/>
    <meta:user-defined meta:name="Info 2"/>
    <meta:user-defined meta:name="Info 3"/>
    <meta:user-defined meta:name="Info 4"/>
    <meta:template xlink:type="simple" xlink:actuate="onRequest" xlink:title="Normal" xlink:href="../templates_open_office/Normal.ott" meta:date="2010-11-30T13:06:41"/>
  </office:meta>
</office:document-meta>
</file>

<file path=Object 1/content.xml><?xml version="1.0" encoding="utf-8"?>
<math xmlns="http://www.w3.org/1998/Math/MathML">
  <semantics>
    <mrow>
      <mi>C</mi>
      <mrow>
        <mi/>
        <mi mathvariant="normal">=</mi>
        <mi/>
      </mrow>
      <mi>C</mi>
      <mrow>
        <mo stretchy="false">(</mo>
        <mrow>
          <mn>1</mn>
          <mo stretchy="false">+</mo>
          <mi>M</mi>
        </mrow>
        <mo stretchy="false">)</mo>
      </mrow>
      <mrow>
        <mo stretchy="false">(</mo>
        <mrow>
          <mn>1</mn>
          <mi mathvariant="normal">−</mi>
          <mi>P</mi>
        </mrow>
        <mo stretchy="false">)</mo>
      </mrow>
    </mrow>
    <annotation encoding="StarMath 5.0">C `=` C(1 + M)(1 - P)</annotation>
  </semantics>
</math>
</file>

<file path=Object 10/content.xml><?xml version="1.0" encoding="utf-8"?>
<math xmlns="http://www.w3.org/1998/Math/MathML">
  <semantics>
    <mrow>
      <mi>m</mi>
      <mrow>
        <mi/>
        <mi mathvariant="normal">=</mi>
        <mi/>
      </mrow>
      <mfrac>
        <mi>S</mi>
        <mi>C</mi>
      </mfrac>
    </mrow>
    <annotation encoding="StarMath 5.0">m `=` S over C</annotation>
  </semantics>
</math>
</file>

<file path=Object 11/content.xml><?xml version="1.0" encoding="utf-8"?>
<math xmlns="http://www.w3.org/1998/Math/MathML">
  <semantics>
    <mrow>
      <mi>S</mi>
      <mrow>
        <mi/>
        <mi mathvariant="normal">=</mi>
        <mi/>
      </mrow>
      <mi mathvariant="italic">mC</mi>
    </mrow>
    <annotation encoding="StarMath 5.0">S `=` mC</annotation>
  </semantics>
</math>
</file>

<file path=Object 12/content.xml><?xml version="1.0" encoding="utf-8"?>
<math xmlns="http://www.w3.org/1998/Math/MathML">
  <semantics>
    <mtable>
      <mtr>
        <mtd>
          <mstyle mathsize="14pt">
            <mrow>
              <mstyle mathvariant="bold">
                <mrow>
                  <mrow>
                    <mi>P</mi>
                    <mrow>
                      <mi/>
                      <mi mathvariant="normal">=</mi>
                      <mi/>
                    </mrow>
                    <mrow>
                      <mn>1</mn>
                      <mi mathvariant="normal">−</mi>
                      <mfrac>
                        <mn>1</mn>
                        <mi>m</mi>
                      </mfrac>
                    </mrow>
                  </mrow>
                </mrow>
              </mstyle>
            </mrow>
          </mstyle>
        </mtd>
      </mtr>
      <mtr>
        <mtd>
          <mtext>and</mtext>
        </mtd>
      </mtr>
      <mtr>
        <mtd>
          <mstyle mathsize="14pt">
            <mrow>
              <mstyle mathvariant="bold">
                <mrow>
                  <mrow>
                    <mi>m</mi>
                    <mrow>
                      <mi/>
                      <mi mathvariant="normal">=</mi>
                      <mi/>
                    </mrow>
                    <mfrac>
                      <mn>1</mn>
                      <mrow>
                        <mn>1</mn>
                        <mi mathvariant="normal">−</mi>
                        <mi>P</mi>
                      </mrow>
                    </mfrac>
                  </mrow>
                </mrow>
              </mstyle>
            </mrow>
          </mstyle>
        </mtd>
      </mtr>
    </mtable>
    <annotation encoding="StarMath 5.0">size 14 bold { P `=` 1 - 1 over m } newline
alignc {"and"} newline
size 14 bold { m `=` 1 over {1 - P}}</annotation>
  </semantics>
</math>
</file>

<file path=Object 13/content.xml><?xml version="1.0" encoding="utf-8"?>
<math xmlns="http://www.w3.org/1998/Math/MathML">
  <semantics>
    <mi>m</mi>
    <annotation encoding="StarMath 5.0">m</annotation>
  </semantics>
</math>
</file>

<file path=Object 15/content.xml><?xml version="1.0" encoding="utf-8"?>
<math xmlns="http://www.w3.org/1998/Math/MathML">
  <semantics>
    <mi>m</mi>
    <annotation encoding="StarMath 5.0">m</annotation>
  </semantics>
</math>
</file>

<file path=Object 16/content.xml><?xml version="1.0" encoding="utf-8"?>
<math xmlns="http://www.w3.org/1998/Math/MathML">
  <semantics>
    <mrow>
      <mi>P</mi>
      <mrow>
        <mi/>
        <mi mathvariant="normal">=</mi>
        <mi/>
      </mrow>
      <mfrac>
        <mi>M</mi>
        <mrow>
          <mn>1</mn>
          <mo stretchy="false">+</mo>
          <mi>M</mi>
        </mrow>
      </mfrac>
    </mrow>
    <annotation encoding="StarMath 5.0">P `=` M over {1 + M}</annotation>
  </semantics>
</math>
</file>

<file path=Object 17/content.xml><?xml version="1.0" encoding="utf-8"?>
<math xmlns="http://www.w3.org/1998/Math/MathML">
  <semantics>
    <mrow>
      <mi>M</mi>
      <mrow>
        <mi/>
        <mi mathvariant="normal">=</mi>
        <mi/>
      </mrow>
      <mfrac>
        <mrow>
          <mn>2</mn>
          <mi mathvariant="normal">/</mi>
          <mn>3</mn>
        </mrow>
        <mrow>
          <mn>1</mn>
          <mo stretchy="false">+</mo>
          <mrow>
            <mn>2</mn>
            <mi mathvariant="normal">/</mi>
            <mn>3</mn>
          </mrow>
        </mrow>
      </mfrac>
      <mrow>
        <mi/>
        <mi mathvariant="normal">=</mi>
        <mi/>
      </mrow>
      <mfrac>
        <mn>2</mn>
        <mn>3</mn>
      </mfrac>
      <mfenced open="" close="">
        <mfrac>
          <mn>3</mn>
          <mn>5</mn>
        </mfrac>
      </mfenced>
      <mrow>
        <mi/>
        <mi mathvariant="normal">=</mi>
        <mi/>
      </mrow>
      <mn>0.4</mn>
    </mrow>
    <annotation encoding="StarMath 5.0">M `=` {2/3} over {1 + 2/3} `=` 2 over 3 left ( 3 over 5 right ) `=` 0.4</annotation>
  </semantics>
</math>
</file>

<file path=Object 18/content.xml><?xml version="1.0" encoding="utf-8"?>
<math xmlns="http://www.w3.org/1998/Math/MathML">
  <semantics>
    <mrow>
      <mrow>
        <mn>100</mn>
        <mi mathvariant="normal">−</mi>
        <mn>40</mn>
      </mrow>
      <mrow>
        <mi/>
        <mi mathvariant="normal">=</mi>
        <mi/>
      </mrow>
      <mn>60</mn>
    </mrow>
    <annotation encoding="StarMath 5.0">100 - 40 `=` 60</annotation>
  </semantics>
</math>
</file>

<file path=Object 2/content.xml><?xml version="1.0" encoding="utf-8"?>
<math xmlns="http://www.w3.org/1998/Math/MathML">
  <semantics>
    <mrow>
      <mi>S</mi>
      <mrow>
        <mi/>
        <mi mathvariant="normal">=</mi>
        <mi/>
      </mrow>
      <mi>C</mi>
      <mrow>
        <mo stretchy="false">(</mo>
        <mrow>
          <mn>1</mn>
          <mo stretchy="false">+</mo>
          <mi>M</mi>
        </mrow>
        <mo stretchy="false">)</mo>
      </mrow>
    </mrow>
    <annotation encoding="StarMath 5.0">S `=` C(1 + M)</annotation>
  </semantics>
</math>
</file>

<file path=Object 3/content.xml><?xml version="1.0" encoding="utf-8"?>
<math xmlns="http://www.w3.org/1998/Math/MathML">
  <semantics>
    <mrow>
      <mi>C</mi>
      <mrow>
        <mi/>
        <mi mathvariant="normal">=</mi>
        <mi/>
      </mrow>
      <mi>S</mi>
      <mrow>
        <mo stretchy="false">(</mo>
        <mrow>
          <mn>1</mn>
          <mi mathvariant="normal">−</mi>
          <mi>P</mi>
        </mrow>
        <mo stretchy="false">)</mo>
      </mrow>
    </mrow>
    <annotation encoding="StarMath 5.0">C `=` S(1 - P)</annotation>
  </semantics>
</math>
</file>

<file path=Object 4/content.xml><?xml version="1.0" encoding="utf-8"?>
<math xmlns="http://www.w3.org/1998/Math/MathML">
  <semantics>
    <mtable>
      <mtr>
        <mtd>
          <mrow>
            <mn>1</mn>
            <mrow>
              <mi/>
              <mi mathvariant="normal">=</mi>
              <mi/>
            </mrow>
            <mrow>
              <mo stretchy="false">(</mo>
              <mrow>
                <mn>1</mn>
                <mo stretchy="false">+</mo>
                <mi>M</mi>
              </mrow>
              <mo stretchy="false">)</mo>
            </mrow>
            <mrow>
              <mo stretchy="false">(</mo>
              <mrow>
                <mn>1</mn>
                <mi mathvariant="normal">−</mi>
                <mi>P</mi>
              </mrow>
              <mo stretchy="false">)</mo>
            </mrow>
          </mrow>
        </mtd>
      </mtr>
      <mtr>
        <mtd>
          <mrow>
            <mn>1</mn>
            <mrow>
              <mi/>
              <mi mathvariant="normal">=</mi>
              <mi/>
            </mrow>
            <mrow>
              <mrow>
                <mo stretchy="false">(</mo>
                <mrow>
                  <mn>1</mn>
                  <mo stretchy="false">+</mo>
                  <mi>M</mi>
                </mrow>
                <mo stretchy="false">)</mo>
              </mrow>
              <mi mathvariant="normal">−</mi>
              <mi>P</mi>
            </mrow>
            <mrow>
              <mo stretchy="false">(</mo>
              <mrow>
                <mn>1</mn>
                <mo stretchy="false">+</mo>
                <mi>M</mi>
              </mrow>
              <mo stretchy="false">)</mo>
            </mrow>
          </mrow>
        </mtd>
      </mtr>
      <mtr>
        <mtd>
          <mrow>
            <mrow>
              <mi mathvariant="normal">−</mi>
              <mi>M</mi>
            </mrow>
            <mrow>
              <mi/>
              <mi mathvariant="normal">=</mi>
              <mrow>
                <mi/>
                <mi mathvariant="normal">−</mi>
                <mi>P</mi>
              </mrow>
            </mrow>
            <mrow>
              <mo stretchy="false">(</mo>
              <mrow>
                <mn>1</mn>
                <mo stretchy="false">+</mo>
                <mi>M</mi>
              </mrow>
              <mo stretchy="false">)</mo>
            </mrow>
          </mrow>
        </mtd>
      </mtr>
      <mtr>
        <mtd>
          <mrow>
            <mi>P</mi>
            <mrow>
              <mi/>
              <mi mathvariant="normal">=</mi>
              <mi/>
            </mrow>
            <mfrac>
              <mi>M</mi>
              <mrow>
                <mn>1</mn>
                <mo stretchy="false">+</mo>
                <mi>M</mi>
              </mrow>
            </mfrac>
            <mrow>
              <mi/>
              <mi mathvariant="normal">=</mi>
              <mi/>
            </mrow>
            <mfrac>
              <mn>1</mn>
              <mrow>
                <mn>1</mn>
                <mo stretchy="false">+</mo>
                <mfrac>
                  <mn>1</mn>
                  <mi>M</mi>
                </mfrac>
              </mrow>
            </mfrac>
          </mrow>
        </mtd>
      </mtr>
    </mtable>
    <annotation encoding="StarMath 5.0">alignl {stack {
1 `=` (1 + M)(1 - P) #
1 `=` (1 + M) - P(1 + M) #
-M `=` -P(1 + M) #
P `=` {alignc M over {1 + M}} `=` {alignc 1 over {1 + 1 over M}}
}
}</annotation>
  </semantics>
</math>
</file>

<file path=Object 5/content.xml><?xml version="1.0" encoding="utf-8"?>
<math xmlns="http://www.w3.org/1998/Math/MathML">
  <semantics>
    <mstyle mathsize="14pt">
      <mrow>
        <mstyle mathvariant="bold">
          <mrow>
            <mrow>
              <mfrac>
                <mn>1</mn>
                <mi>P</mi>
              </mfrac>
              <mrow>
                <mi/>
                <mi mathvariant="normal">=</mi>
                <mi/>
              </mrow>
              <mrow>
                <mn>1</mn>
                <mo stretchy="false">+</mo>
                <mfrac>
                  <mn>1</mn>
                  <mi>M</mi>
                </mfrac>
              </mrow>
              <mi/>
              <mtext>or</mtext>
              <mi/>
              <mi>P</mi>
              <mrow>
                <mi/>
                <mi mathvariant="normal">=</mi>
                <mi/>
              </mrow>
              <mfrac>
                <mi>M</mi>
                <mrow>
                  <mn>1</mn>
                  <mo stretchy="false">+</mo>
                  <mi>M</mi>
                </mrow>
              </mfrac>
            </mrow>
          </mrow>
        </mstyle>
      </mrow>
    </mstyle>
    <annotation encoding="StarMath 5.0">size 14 bold { 1 over P `=` 1 + 1 over M ~~~~~"or"~~~~~ P `=` M over {1 + M}}</annotation>
  </semantics>
</math>
</file>

<file path=Object 6/content.xml><?xml version="1.0" encoding="utf-8"?>
<math xmlns="http://www.w3.org/1998/Math/MathML">
  <semantics>
    <mstyle mathsize="14pt">
      <mrow>
        <mstyle mathvariant="bold">
          <mrow>
            <mrow>
              <mfrac>
                <mn>1</mn>
                <mi>M</mi>
              </mfrac>
              <mrow>
                <mi/>
                <mi mathvariant="normal">=</mi>
                <mi/>
              </mrow>
              <mrow>
                <mfrac>
                  <mn>1</mn>
                  <mi>P</mi>
                </mfrac>
                <mi mathvariant="normal">−</mi>
                <mn>1</mn>
              </mrow>
              <mi/>
              <mtext>or</mtext>
              <mi/>
              <mi>M</mi>
              <mrow>
                <mi/>
                <mi mathvariant="normal">=</mi>
                <mi/>
              </mrow>
              <mfrac>
                <mi>P</mi>
                <mrow>
                  <mn>1</mn>
                  <mi mathvariant="normal">−</mi>
                  <mi>P</mi>
                </mrow>
              </mfrac>
            </mrow>
          </mrow>
        </mstyle>
      </mrow>
    </mstyle>
    <annotation encoding="StarMath 5.0">size 14 bold { 1 over M `=` 1 over P - 1 ~~~~~"or"~~~~~ M `=` P over {1 - P}}</annotation>
  </semantics>
</math>
</file>

<file path=Object 7/content.xml><?xml version="1.0" encoding="utf-8"?>
<math xmlns="http://www.w3.org/1998/Math/MathML">
  <semantics>
    <mrow>
      <mi>P</mi>
      <mrow>
        <mi/>
        <mi mathvariant="normal">=</mi>
        <mi/>
      </mrow>
      <mn>0.25</mn>
      <mrow>
        <mi/>
        <mi mathvariant="normal">=</mi>
        <mi/>
      </mrow>
      <mfrac>
        <mn>1</mn>
        <mn>4</mn>
      </mfrac>
    </mrow>
    <annotation encoding="StarMath 5.0">P `=` 0.25 `=` 1 over 4</annotation>
  </semantics>
</math>
</file>

<file path=Object 8/content.xml><?xml version="1.0" encoding="utf-8"?>
<math xmlns="http://www.w3.org/1998/Math/MathML">
  <semantics>
    <mrow>
      <mfrac>
        <mn>1</mn>
        <mi>M</mi>
      </mfrac>
      <mrow>
        <mi/>
        <mi mathvariant="normal">=</mi>
        <mi/>
      </mrow>
      <mn>0</mn>
    </mrow>
    <annotation encoding="StarMath 5.0">1 over M `=` 0</annotation>
  </semantics>
</math>
</file>

<file path=Object 9/content.xml><?xml version="1.0" encoding="utf-8"?>
<math xmlns="http://www.w3.org/1998/Math/MathML">
  <semantics>
    <mrow>
      <mn>1</mn>
      <mo stretchy="false">+</mo>
      <mfrac>
        <mn>1</mn>
        <mi>M</mi>
      </mfrac>
    </mrow>
    <annotation encoding="StarMath 5.0">1 + 1 over M</annotation>
  </semantics>
</math>
</file>